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tor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Com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Francisco Regis Vieira Alve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.055172663882324E-4</text:p>
          </table:table-cell>
          <table:table-cell office:value-type="string" calcext:value-type="string">
            <text:p>0.00367263514512752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ine Silva de Bon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.309811704699747E-5</text:p>
          </table:table-cell>
          <table:table-cell office:value-type="string" calcext:value-type="string">
            <text:p>0.00335669141052653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Paulo Antonio de Souza Goncalv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3.7372908285221016E-5</text:p>
          </table:table-cell>
          <table:table-cell office:value-type="string" calcext:value-type="string">
            <text:p>0.00201606057751200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rancisco Olmar Gervini de Menezes Junio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235188624223688E-5</text:p>
          </table:table-cell>
          <table:table-cell office:value-type="string" calcext:value-type="string">
            <text:p>0.00163996322392837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Joao Vieira Net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1297299596714298E-5</text:p>
          </table:table-cell>
          <table:table-cell office:value-type="string" calcext:value-type="string">
            <text:p>0.00136268407710546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Luana Nunes Centen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664335610692268E-5</text:p>
          </table:table-cell>
          <table:table-cell office:value-type="string" calcext:value-type="string">
            <text:p>0.00160958862828927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Rodrigo Sychocki da Silva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4128800373229305E-4</text:p>
          </table:table-cell>
          <table:table-cell office:value-type="string" calcext:value-type="string">
            <text:p>0.002573158201598334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Samanta Tolentino Cecconell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664335610692268E-5</text:p>
          </table:table-cell>
          <table:table-cell office:value-type="string" calcext:value-type="string">
            <text:p>0.00160958862828927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Luiz Marcelo Darroz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.1506508848505305E-5</text:p>
          </table:table-cell>
          <table:table-cell office:value-type="string" calcext:value-type="string">
            <text:p>0.001693386713021327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Maria Isabel Giusti Moreira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2636643279396866E-4</text:p>
          </table:table-cell>
          <table:table-cell office:value-type="string" calcext:value-type="string">
            <text:p>0.00225412165048699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Luiz Fernando Mackedanz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.2552555107460332E-5</text:p>
          </table:table-cell>
          <table:table-cell office:value-type="string" calcext:value-type="string">
            <text:p>0.001853213318213963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Marcus Eduardo Maciel Ribeir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322323812685194E-5</text:p>
          </table:table-cell>
          <table:table-cell office:value-type="string" calcext:value-type="string">
            <text:p>0.00154885607467494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Michele Roos Marchesa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760430301589083E-4</text:p>
          </table:table-cell>
          <table:table-cell office:value-type="string" calcext:value-type="string">
            <text:p>0.00136422464239062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Pedro Jose Sanches Filho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951285625720464E-5</text:p>
          </table:table-cell>
          <table:table-cell office:value-type="string" calcext:value-type="string">
            <text:p>0.001869236071072714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Silvana Neumann Martin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935185579066801E-4</text:p>
          </table:table-cell>
          <table:table-cell office:value-type="string" calcext:value-type="string">
            <text:p>0.001526837738589278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leci Teresinha Werner da Ros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460462589550276E-6</text:p>
          </table:table-cell>
          <table:table-cell office:value-type="string" calcext:value-type="string">
            <text:p>0.00123196052032479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bora Pereira Lauri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855190934823647E-5</text:p>
          </table:table-cell>
          <table:table-cell office:value-type="string" calcext:value-type="string">
            <text:p>0.00109601602028759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Edivanio Rodrigues de Arauj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317846502242143E-6</text:p>
          </table:table-cell>
          <table:table-cell office:value-type="string" calcext:value-type="string">
            <text:p>8.454096173729686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Glaucius Decio Duar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71005899003537E-6</text:p>
          </table:table-cell>
          <table:table-cell office:value-type="string" calcext:value-type="string">
            <text:p>0.001077078330498432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Leandro Luiz Marcuzz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3933942876111166E-5</text:p>
          </table:table-cell>
          <table:table-cell office:value-type="string" calcext:value-type="string">
            <text:p>9.040652244743483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Luciano Moura de Mello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6674179603353205E-5</text:p>
          </table:table-cell>
          <table:table-cell office:value-type="string" calcext:value-type="string">
            <text:p>0.001429630798061795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Malcus Cassiano Kuh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951285625720464E-5</text:p>
          </table:table-cell>
          <table:table-cell office:value-type="string" calcext:value-type="string">
            <text:p>0.00115264393193020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ndre Luiz Radunz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.0702822209561185E-4</text:p>
          </table:table-cell>
          <table:table-cell office:value-type="string" calcext:value-type="string">
            <text:p>0.00181011827442541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ngelita Hentg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811812791193127E-5</text:p>
          </table:table-cell>
          <table:table-cell office:value-type="string" calcext:value-type="string">
            <text:p>9.593233296456932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gelo Vieira dos Rei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1576245265768973E-4</text:p>
          </table:table-cell>
          <table:table-cell office:value-type="string" calcext:value-type="string">
            <text:p>0.001256619526562685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laudinei Kurt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933851521404547E-6</text:p>
          </table:table-cell>
          <table:table-cell office:value-type="string" calcext:value-type="string">
            <text:p>9.174659188031916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risthianny Bento Barrei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40774604228398E-5</text:p>
          </table:table-cell>
          <table:table-cell office:value-type="string" calcext:value-type="string">
            <text:p>0.001021494775265825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ernanda Doring Krumreich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.234435703371965E-4</text:p>
          </table:table-cell>
          <table:table-cell office:value-type="string" calcext:value-type="string">
            <text:p>0.001704532299993485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Francisco Amaral Villel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009843992660939E-6</text:p>
          </table:table-cell>
          <table:table-cell office:value-type="string" calcext:value-type="string">
            <text:p>0.001174532229763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Giani Mariza Barwald Bohm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962463676043658E-5</text:p>
          </table:table-cell>
          <table:table-cell office:value-type="string" calcext:value-type="string">
            <text:p>0.001574065328166147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Janice Zarpellon Maz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368370071640221E-6</text:p>
          </table:table-cell>
          <table:table-cell office:value-type="string" calcext:value-type="string">
            <text:p>0.0010896230606378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Jorge Cardoso Messed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230231294775138E-6</text:p>
          </table:table-cell>
          <table:table-cell office:value-type="string" calcext:value-type="string">
            <text:p>0.001368584387635551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Jose Claudio Del Pin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202538963479735E-4</text:p>
          </table:table-cell>
          <table:table-cell office:value-type="string" calcext:value-type="string">
            <text:p>0.00135725068628669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Luciana Calab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436772431241636E-4</text:p>
          </table:table-cell>
          <table:table-cell office:value-type="string" calcext:value-type="string">
            <text:p>0.001156298581953399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aria Laura Brenner de Mo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.301301769701061E-5</text:p>
          </table:table-cell>
          <table:table-cell office:value-type="string" calcext:value-type="string">
            <text:p>7.72464428830756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Neusa Teresinha Masson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0223561006463868E-5</text:p>
          </table:table-cell>
          <table:table-cell office:value-type="string" calcext:value-type="string">
            <text:p>0.00167685154784419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Nilceia Aparecida Maciel Pinheir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993329711688731E-5</text:p>
          </table:table-cell>
          <table:table-cell office:value-type="string" calcext:value-type="string">
            <text:p>0.001376659398052834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aulo Cesar de Resende Andrad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644647625370387E-5</text:p>
          </table:table-cell>
          <table:table-cell office:value-type="string" calcext:value-type="string">
            <text:p>0.001495390424278418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Rannyelly Rodrigues de Oliveir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434104315917128E-6</text:p>
          </table:table-cell>
          <table:table-cell office:value-type="string" calcext:value-type="string">
            <text:p>0.001232523493273606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Ricardo Augusto de Olivei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42119617313651E-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Ricardo Lemos Sain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.624959640048509E-6</text:p>
          </table:table-cell>
          <table:table-cell office:value-type="string" calcext:value-type="string">
            <text:p>0.00101640879318686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Romualdo Santos Silva Juni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671005899003537E-6</text:p>
          </table:table-cell>
          <table:table-cell office:value-type="string" calcext:value-type="string">
            <text:p>0.001277252686819500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Sheyla Costa Rodrigu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76277553730166E-6</text:p>
          </table:table-cell>
          <table:table-cell office:value-type="string" calcext:value-type="string">
            <text:p>0.001511015926326237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Tania Denise Miskinis Salgad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76277553730166E-6</text:p>
          </table:table-cell>
          <table:table-cell office:value-type="string" calcext:value-type="string">
            <text:p>0.001511015926326237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Valmir Heckl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966971438055582E-4</text:p>
          </table:table-cell>
          <table:table-cell office:value-type="string" calcext:value-type="string">
            <text:p>0.00133764729064482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Vaneza de Carli Tibul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32867122138454E-6</text:p>
          </table:table-cell>
          <table:table-cell office:value-type="string" calcext:value-type="string">
            <text:p>0.001142365999167814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Vitor Hugo Borba Manzk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564966097640747E-4</text:p>
          </table:table-cell>
          <table:table-cell office:value-type="string" calcext:value-type="string">
            <text:p>0.001485191849474077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na Karine Portela Vasconcelo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1841850358201106E-6</text:p>
          </table:table-cell>
          <table:table-cell office:value-type="string" calcext:value-type="string">
            <text:p>0.00103621648593320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ndreia Aparecida Guimaraes Strohschoe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113114560894188E-5</text:p>
          </table:table-cell>
          <table:table-cell office:value-type="string" calcext:value-type="string">
            <text:p>9.870043930460307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ntonio Lilles Tavares Machad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986153834352299E-5</text:p>
          </table:table-cell>
          <table:table-cell office:value-type="string" calcext:value-type="string">
            <text:p>0.001082041219263864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runo Andrade Pinto Monteir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368370071640221E-6</text:p>
          </table:table-cell>
          <table:table-cell office:value-type="string" calcext:value-type="string">
            <text:p>0.00116760308463370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rmen Aparecida Cardoso Maia Camar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8.845443460639614E-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roline de Goes Sampai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1841850358201106E-6</text:p>
          </table:table-cell>
          <table:table-cell office:value-type="string" calcext:value-type="string">
            <text:p>0.00103621648593320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esar Costa Macha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.1157826762186963E-5</text:p>
          </table:table-cell>
          <table:table-cell office:value-type="string" calcext:value-type="string">
            <text:p>6.451040417020257E-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inara Ourique do Nasci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.7434104315917128E-6</text:p>
          </table:table-cell>
          <table:table-cell office:value-type="string" calcext:value-type="string">
            <text:p>8.248210157340224E-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laudia Klei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778278640223547E-5</text:p>
          </table:table-cell>
          <table:table-cell office:value-type="string" calcext:value-type="string">
            <text:p>0.00129882961573392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leiton Tibul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460462589550276E-6</text:p>
          </table:table-cell>
          <table:table-cell office:value-type="string" calcext:value-type="string">
            <text:p>9.810953918710076E-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ristiane de Fatima Budek Dia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440774604228398E-6</text:p>
          </table:table-cell>
          <table:table-cell office:value-type="string" calcext:value-type="string">
            <text:p>0.001057406417662540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Denilson Jose Seid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894566905467407E-6</text:p>
          </table:table-cell>
          <table:table-cell office:value-type="string" calcext:value-type="string">
            <text:p>0.001008108627581962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rli Juliano Neuenfeld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5279451258079836E-5</text:p>
          </table:table-cell>
          <table:table-cell office:value-type="string" calcext:value-type="string">
            <text:p>9.495934946814384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Fabiane Beletti da Silv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.917751474750884E-5</text:p>
          </table:table-cell>
          <table:table-cell office:value-type="string" calcext:value-type="string">
            <text:p>7.966492822055828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Fernanda Barros Sant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ernando Augusto Treptow Bro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222226948801616E-4</text:p>
          </table:table-cell>
          <table:table-cell office:value-type="string" calcext:value-type="string">
            <text:p>8.333990171599229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lavio Gilberto Herter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.1730069854969174E-4</text:p>
          </table:table-cell>
          <table:table-cell office:value-type="string" calcext:value-type="string">
            <text:p>0.00132879308287903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Geri Eduardo Meneghell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690693884325415E-6</text:p>
          </table:table-cell>
          <table:table-cell office:value-type="string" calcext:value-type="string">
            <text:p>8.474139036460815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Glauco Rasmussen Betemp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111780503231934E-5</text:p>
          </table:table-cell>
          <table:table-cell office:value-type="string" calcext:value-type="string">
            <text:p>0.001106614346439581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raziela Ferreira de Souz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460462589550276E-6</text:p>
          </table:table-cell>
          <table:table-cell office:value-type="string" calcext:value-type="string">
            <text:p>9.468347486391534E-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Guatacara dos Santos Junio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440774604228398E-6</text:p>
          </table:table-cell>
          <table:table-cell office:value-type="string" calcext:value-type="string">
            <text:p>0.00105740641766254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Ivan Bremm de Oliveir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434104315917127E-5</text:p>
          </table:table-cell>
          <table:table-cell office:value-type="string" calcext:value-type="string">
            <text:p>0.00107423833678000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Jose Carlos Pinto Leiv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.3947283452733703E-6</text:p>
          </table:table-cell>
          <table:table-cell office:value-type="string" calcext:value-type="string">
            <text:p>9.263053491564532E-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Josimar de Aparecido Viei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841850358201106E-6</text:p>
          </table:table-cell>
          <table:table-cell office:value-type="string" calcext:value-type="string">
            <text:p>9.964997183410569E-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Leandro Delalibera Geremia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4644647625370386E-6</text:p>
          </table:table-cell>
          <table:table-cell office:value-type="string" calcext:value-type="string">
            <text:p>6.477892141041429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Leandro Haert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88288326611905E-5</text:p>
          </table:table-cell>
          <table:table-cell office:value-type="string" calcext:value-type="string">
            <text:p>0.00136566214354128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Leonardo Gall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8.233567958963346E-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Luciana Ros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8.233567958963346E-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Lucio Almeida Hecktheu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8529623800535044E-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Marcia Helena Sauaia Guimaraes Rosta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644647625370387E-5</text:p>
          </table:table-cell>
          <table:table-cell office:value-type="string" calcext:value-type="string">
            <text:p>0.001106862003384759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Marcio Antonio Ferreira Camar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8.845443460639615E-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Marcos Andre Betemps Vaz da Silv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20355014153006E-4</text:p>
          </table:table-cell>
          <table:table-cell office:value-type="string" calcext:value-type="string">
            <text:p>0.001187099379610605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Maria Bethania Tomaschewski Bue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52555107460332E-5</text:p>
          </table:table-cell>
          <table:table-cell office:value-type="string" calcext:value-type="string">
            <text:p>8.357106589021111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Mariangela da Rosa Afons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7434104315917127E-5</text:p>
          </table:table-cell>
          <table:table-cell office:value-type="string" calcext:value-type="string">
            <text:p>0.00115026319889136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Marilandi Maria Mascarello Viei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894566905467407E-6</text:p>
          </table:table-cell>
          <table:table-cell office:value-type="string" calcext:value-type="string">
            <text:p>6.771082114477142E-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Marjana Radunz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1372494050902465E-5</text:p>
          </table:table-cell>
          <table:table-cell office:value-type="string" calcext:value-type="string">
            <text:p>0.00127705942184967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Marli Teresinha Quartier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3222226948801616E-4</text:p>
          </table:table-cell>
          <table:table-cell office:value-type="string" calcext:value-type="string">
            <text:p>0.001114645203733271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Maurivan Guntzel Ramo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76277553730166E-5</text:p>
          </table:table-cell>
          <table:table-cell office:value-type="string" calcext:value-type="string">
            <text:p>0.00107582115307634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Nelson Luiz Reyes Marqu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01936510570995E-4</text:p>
          </table:table-cell>
          <table:table-cell office:value-type="string" calcext:value-type="string">
            <text:p>9.731129547173986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Patricia Mendes Calixt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1855190934823647E-5</text:p>
          </table:table-cell>
          <table:table-cell office:value-type="string" calcext:value-type="string">
            <text:p>0.00110733293878617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Raymundo Carlos Machado Ferreira Filh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.917751474750884E-5</text:p>
          </table:table-cell>
          <table:table-cell office:value-type="string" calcext:value-type="string">
            <text:p>7.966492822055828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Reges Ech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164153482415846E-4</text:p>
          </table:table-cell>
          <table:table-cell office:value-type="string" calcext:value-type="string">
            <text:p>0.001228635945891848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Roger Albernaz de Arauj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.3947283452733703E-6</text:p>
          </table:table-cell>
          <table:table-cell office:value-type="string" calcext:value-type="string">
            <text:p>9.263053491564532E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Rogerio Jose Schuck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98840771535826E-4</text:p>
          </table:table-cell>
          <table:table-cell office:value-type="string" calcext:value-type="string">
            <text:p>0.001102394025201581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Sandra Aparecida Batis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1157826762186963E-5</text:p>
          </table:table-cell>
          <table:table-cell office:value-type="string" calcext:value-type="string">
            <text:p>0.0012836354268610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Tiago Vega Custodi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025529804996057E-4</text:p>
          </table:table-cell>
          <table:table-cell office:value-type="string" calcext:value-type="string">
            <text:p>0.00105700249870427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Tuany Defaveri Begoss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920925179100553E-6</text:p>
          </table:table-cell>
          <table:table-cell office:value-type="string" calcext:value-type="string">
            <text:p>0.00109235972461626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William Vieira Goncalv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42119617313651E-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riane Pires Rodrigu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368370071640221E-6</text:p>
          </table:table-cell>
          <table:table-cell office:value-type="string" calcext:value-type="string">
            <text:p>0.00105349940789466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riano Edo Neuenfeld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43410431591713E-7</text:p>
          </table:table-cell>
          <table:table-cell office:value-type="string" calcext:value-type="string">
            <text:p>8.018312098460866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cione Jacques Masch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exandra Alves Cant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486820863183426E-7</text:p>
          </table:table-cell>
          <table:table-cell office:value-type="string" calcext:value-type="string">
            <text:p>6.561782428765618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xandre Santos Souz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460462589550276E-6</text:p>
          </table:table-cell>
          <table:table-cell office:value-type="string" calcext:value-type="string">
            <text:p>8.506546771838796E-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xandre Verginio Assunca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line Dies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86820863183426E-7</text:p>
          </table:table-cell>
          <table:table-cell office:value-type="string" calcext:value-type="string">
            <text:p>5.900336349240147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ine Grohe Schirmer Pigatt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76277553730166E-6</text:p>
          </table:table-cell>
          <table:table-cell office:value-type="string" calcext:value-type="string">
            <text:p>0.001035831904605191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line Locatell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9.212015430791378E-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line Silva Dejosi Ne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841850358201106E-6</text:p>
          </table:table-cell>
          <table:table-cell office:value-type="string" calcext:value-type="string">
            <text:p>7.547132438193601E-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varo Becker da Ro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38392780450351E-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na Carolina Sampaio Silv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2083198800161678E-5</text:p>
          </table:table-cell>
          <table:table-cell office:value-type="string" calcext:value-type="string">
            <text:p>9.139334936441116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na Carolina Silveira da Sil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486820863183426E-7</text:p>
          </table:table-cell>
          <table:table-cell office:value-type="string" calcext:value-type="string">
            <text:p>6.561782428765618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na Sara Castam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95142551359318E-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ndre Luis Freit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ndre Oldon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460462589550276E-6</text:p>
          </table:table-cell>
          <table:table-cell office:value-type="string" calcext:value-type="string">
            <text:p>8.165042834579369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ngelica Conceicao Dias Mirand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841850358201106E-6</text:p>
          </table:table-cell>
          <table:table-cell office:value-type="string" calcext:value-type="string">
            <text:p>8.169506150695893E-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tonio Carlos da Rocha Cos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205207078804244E-5</text:p>
          </table:table-cell>
          <table:table-cell office:value-type="string" calcext:value-type="string">
            <text:p>7.299231859042907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riane Wollenhoupt da Luz Rodrigu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43410431591713E-7</text:p>
          </table:table-cell>
          <table:table-cell office:value-type="string" calcext:value-type="string">
            <text:p>8.018312098460866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arbara Denicol do Amaral Rodrigue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8.508223996627112E-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arbara Hees Gar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runa Eduarda Roch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920925179100553E-6</text:p>
          </table:table-cell>
          <table:table-cell office:value-type="string" calcext:value-type="string">
            <text:p>8.968392446071872E-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runo Gomes da Sil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272073145133339E-4</text:p>
          </table:table-cell>
          <table:table-cell office:value-type="string" calcext:value-type="string">
            <text:p>6.975540081382154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etano Miguel Lemos Serrot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01301769701061E-5</text:p>
          </table:table-cell>
          <table:table-cell office:value-type="string" calcext:value-type="string">
            <text:p>6.99829241548537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lisc de Oliveira Trech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3245472421222837E-7</text:p>
          </table:table-cell>
          <table:table-cell office:value-type="string" calcext:value-type="string">
            <text:p>6.460878034947556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rla Beatriz Spoh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841850358201106E-6</text:p>
          </table:table-cell>
          <table:table-cell office:value-type="string" calcext:value-type="string">
            <text:p>0.001017432298825784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rlos Adelar Abaide Balbinott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973641726366851E-7</text:p>
          </table:table-cell>
          <table:table-cell office:value-type="string" calcext:value-type="string">
            <text:p>8.153458330944899E-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rlos Rodrigues Roch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rlos Rogerio Mau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17084445919757E-5</text:p>
          </table:table-cell>
          <table:table-cell office:value-type="string" calcext:value-type="string">
            <text:p>6.388289323761716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rmem Lucia Lascano Pint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868208631834256E-6</text:p>
          </table:table-cell>
          <table:table-cell office:value-type="string" calcext:value-type="string">
            <text:p>7.825723064738038E-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ssiane da Cos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920925179100553E-6</text:p>
          </table:table-cell>
          <table:table-cell office:value-type="string" calcext:value-type="string">
            <text:p>9.169498686723948E-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harles dos Santos Guidott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7894566905467407E-6</text:p>
          </table:table-cell>
          <table:table-cell office:value-type="string" calcext:value-type="string">
            <text:p>8.196860064944306E-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larissa Felkl Prevedell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81549208456796E-5</text:p>
          </table:table-cell>
          <table:table-cell office:value-type="string" calcext:value-type="string">
            <text:p>8.328775168126334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laudia Simone Cordeiro Pelissol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409859844074407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laudio Baptista Car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06223286632502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laudio Rafael Kuh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463130704874785E-5</text:p>
          </table:table-cell>
          <table:table-cell office:value-type="string" calcext:value-type="string">
            <text:p>8.933794385820054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leise Helen Botelho Koe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31019104990087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ristiana Andrade Poff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8.508223996627112E-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ristiana Nazare Goulart da Silva de Almeid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86820863183426E-7</text:p>
          </table:table-cell>
          <table:table-cell office:value-type="string" calcext:value-type="string">
            <text:p>8.882307381862911E-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ristiano da Silva Bus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1975327434049454E-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ristiano Mo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717052157958564E-7</text:p>
          </table:table-cell>
          <table:table-cell office:value-type="string" calcext:value-type="string">
            <text:p>4.6889187668289943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ristiano Reschke Laju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230231294775138E-6</text:p>
          </table:table-cell>
          <table:table-cell office:value-type="string" calcext:value-type="string">
            <text:p>0.0010314633142095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ynthia Fari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aniel Be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14759588529522E-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Daniel Brandao Menez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.484152747858918E-5</text:p>
          </table:table-cell>
          <table:table-cell office:value-type="string" calcext:value-type="string">
            <text:p>9.20445103826462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Daniel da Silva Silvei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76402962321758E-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aniel Ricardo Arsa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aniela Casoni Mosca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.1841850358201106E-6</text:p>
          </table:table-cell>
          <table:table-cell office:value-type="string" calcext:value-type="string">
            <text:p>5.590238154450725E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aniela Medeiros de Azevedo Prat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7894566905467407E-6</text:p>
          </table:table-cell>
          <table:table-cell office:value-type="string" calcext:value-type="string">
            <text:p>8.196860064944306E-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enise do Nascimento Silv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868208631834256E-6</text:p>
          </table:table-cell>
          <table:table-cell office:value-type="string" calcext:value-type="string">
            <text:p>7.825723064738038E-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Denise Leal de Castr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1841850358201106E-6</text:p>
          </table:table-cell>
          <table:table-cell office:value-type="string" calcext:value-type="string">
            <text:p>0.00101275027419499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iego Teixeira Wit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4868208631834256E-6</text:p>
          </table:table-cell>
          <table:table-cell office:value-type="string" calcext:value-type="string">
            <text:p>8.480795384902501E-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Diogenes Geweh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58809388121252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ionisio Bura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578913381093481E-6</text:p>
          </table:table-cell>
          <table:table-cell office:value-type="string" calcext:value-type="string">
            <text:p>7.057042612062895E-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ouglas Andre Wurz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7434104315917127E-5</text:p>
          </table:table-cell>
          <table:table-cell office:value-type="string" calcext:value-type="string">
            <text:p>0.00109020031351354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dgar Ricardo Schoffe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9991106282251634E-5</text:p>
          </table:table-cell>
          <table:table-cell office:value-type="string" calcext:value-type="string">
            <text:p>7.599081272914805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dson Lambrech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93919158194571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Eleni Bisogn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868208631834256E-6</text:p>
          </table:table-cell>
          <table:table-cell office:value-type="string" calcext:value-type="string">
            <text:p>7.301972567060157E-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lisane Ortiz de Tunes Pint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905239366765437E-5</text:p>
          </table:table-cell>
          <table:table-cell office:value-type="string" calcext:value-type="string">
            <text:p>7.745733661455135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Eluzir Pedrazzi Chac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578913381093481E-6</text:p>
          </table:table-cell>
          <table:table-cell office:value-type="string" calcext:value-type="string">
            <text:p>7.050387059989011E-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Eniz Conceicao Olivei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947283452733703E-6</text:p>
          </table:table-cell>
          <table:table-cell office:value-type="string" calcext:value-type="string">
            <text:p>7.905909765341143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Everton Bed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920925179100553E-6</text:p>
          </table:table-cell>
          <table:table-cell office:value-type="string" calcext:value-type="string">
            <text:p>8.968392446071872E-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abiana de Freitas Pos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928164035274333E-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Fabio Scorsolini Com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460462589550276E-6</text:p>
          </table:table-cell>
          <table:table-cell office:value-type="string" calcext:value-type="string">
            <text:p>8.506546771838796E-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Fabricio Ardais Medeir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93919158194571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Francielen Teixeira da Silv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04342373695354E-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rancisco Alberto Sarai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31216193173368E-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Frederico Souzalima Caldoncelli Franc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9526196833827184E-5</text:p>
          </table:table-cell>
          <table:table-cell office:value-type="string" calcext:value-type="string">
            <text:p>0.00106346570874122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Gabriela Diel de Arrud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8.30697058024582E-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Gilvandenys Leite Sal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021022042984133E-5</text:p>
          </table:table-cell>
          <table:table-cell office:value-type="string" calcext:value-type="string">
            <text:p>9.885664118418932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Gionara Tauch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671005899003537E-5</text:p>
          </table:table-cell>
          <table:table-cell office:value-type="string" calcext:value-type="string">
            <text:p>8.503879209706989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Giovanni Felipe Ernst Frizz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7.54130554380194E-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Gisela Loureiro Duar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920925179100553E-6</text:p>
          </table:table-cell>
          <table:table-cell office:value-type="string" calcext:value-type="string">
            <text:p>8.968392446071872E-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Guilherme de Andrade Rue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894566905467407E-6</text:p>
          </table:table-cell>
          <table:table-cell office:value-type="string" calcext:value-type="string">
            <text:p>0.001008108627581962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Guilherme Rego Rockemb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Gustavo Nunes Viei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11584696047806E-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Helena do Socorro Campos da Roch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Helena Miranda da Silva Arauj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497380386259156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Hugo Alexandre Soares Guede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881549208456796E-5</text:p>
          </table:table-cell>
          <table:table-cell office:value-type="string" calcext:value-type="string">
            <text:p>0.00103651454687513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Iara Terra de Oliv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.368370071640221E-6</text:p>
          </table:table-cell>
          <table:table-cell office:value-type="string" calcext:value-type="string">
            <text:p>5.723332093936898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Igor Oliveira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Ines Claudete Bur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7894566905467407E-6</text:p>
          </table:table-cell>
          <table:table-cell office:value-type="string" calcext:value-type="string">
            <text:p>8.036930567641114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Jana Koefende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3947283452733702E-5</text:p>
          </table:table-cell>
          <table:table-cell office:value-type="string" calcext:value-type="string">
            <text:p>0.001077194058241539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Janete Ot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9.212015430791378E-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Jaqueline Nicolin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138138776865083E-6</text:p>
          </table:table-cell>
          <table:table-cell office:value-type="string" calcext:value-type="string">
            <text:p>9.634535382668451E-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Jefferson Martin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3947283452733702E-5</text:p>
          </table:table-cell>
          <table:table-cell office:value-type="string" calcext:value-type="string">
            <text:p>0.001077194058241539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Joao Alberto da Silv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947283452733703E-6</text:p>
          </table:table-cell>
          <table:table-cell office:value-type="string" calcext:value-type="string">
            <text:p>9.263053491564532E-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Joao Ladislau Barbara Lop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1841850358201106E-6</text:p>
          </table:table-cell>
          <table:table-cell office:value-type="string" calcext:value-type="string">
            <text:p>0.0010127502741949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Joao Luzeilton de Olivei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Joao Paulo de Oliveira Santo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440774604228398E-5</text:p>
          </table:table-cell>
          <table:table-cell office:value-type="string" calcext:value-type="string">
            <text:p>0.001089656841369190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Jose Luis Coelho da Sil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Josi Aparecida de Freit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Josiel Albino Lim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31216193173368E-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Joyce Lopes Maced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4644647625370387E-5</text:p>
          </table:table-cell>
          <table:table-cell office:value-type="string" calcext:value-type="string">
            <text:p>0.001017708555485613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Julia Avi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Keller Paulo Nicolin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138138776865083E-6</text:p>
          </table:table-cell>
          <table:table-cell office:value-type="string" calcext:value-type="string">
            <text:p>9.634535382668451E-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Ketlin Kroet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9.212015430791378E-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Lara Brito Souz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460462589550276E-6</text:p>
          </table:table-cell>
          <table:table-cell office:value-type="string" calcext:value-type="string">
            <text:p>8.506546771838796E-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Lea Schneid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4644647625370387E-5</text:p>
          </table:table-cell>
          <table:table-cell office:value-type="string" calcext:value-type="string">
            <text:p>8.505218656306436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Leandro Carlos Bl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279004039100919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Leonardo Lemos Silv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276277553730166E-6</text:p>
          </table:table-cell>
          <table:table-cell office:value-type="string" calcext:value-type="string">
            <text:p>6.423684585009787E-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Lia Rejane Reinig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230231294775138E-6</text:p>
          </table:table-cell>
          <table:table-cell office:value-type="string" calcext:value-type="string">
            <text:p>5.900187138144244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Lirio Schaef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Lucas Rossat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460462589550276E-6</text:p>
          </table:table-cell>
          <table:table-cell office:value-type="string" calcext:value-type="string">
            <text:p>8.506546771838796E-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Lucas Santin Bianch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14759588529522E-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Luciana Camargo de Oliveir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105110214920663E-5</text:p>
          </table:table-cell>
          <table:table-cell office:value-type="string" calcext:value-type="string">
            <text:p>0.00113207132201932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Luciana Roso de Arri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9.212015430791378E-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Luciane Flores Jacob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947283452733703E-6</text:p>
          </table:table-cell>
          <table:table-cell office:value-type="string" calcext:value-type="string">
            <text:p>9.263053491564532E-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Luciano Basso da Sil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578913381093481E-6</text:p>
          </table:table-cell>
          <table:table-cell office:value-type="string" calcext:value-type="string">
            <text:p>9.96590284731861E-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Luis Bor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uis Cleber Carneiro Marqu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Luis Gustavo Fernandes dos Sant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Luis Otoni Meireles Ribei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Luiza da Cruz Duar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04342373695354E-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Mara Dantas Per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Mara Elisangela Jappe Go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9.212015430791378E-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Marcelo Barbosa Magalha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460462589550276E-6</text:p>
          </table:table-cell>
          <table:table-cell office:value-type="string" calcext:value-type="string">
            <text:p>8.789881887262366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Marcelo da Silva Batist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2552555107460332E-5</text:p>
          </table:table-cell>
          <table:table-cell office:value-type="string" calcext:value-type="string">
            <text:p>0.001031584893763629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Marcelo Franco Lea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881549208456796E-5</text:p>
          </table:table-cell>
          <table:table-cell office:value-type="string" calcext:value-type="string">
            <text:p>8.544419490448736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Marcelo Leandro Eichl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9.212015430791378E-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Marcelo Paravis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1005708056158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Marcelo Prado Amaral Ros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3473480286560885E-5</text:p>
          </table:table-cell>
          <table:table-cell office:value-type="string" calcext:value-type="string">
            <text:p>0.00106623371954550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Marcia Narcizo Borg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276277553730166E-6</text:p>
          </table:table-cell>
          <table:table-cell office:value-type="string" calcext:value-type="string">
            <text:p>8.235490208875417E-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Marcio Paim Mari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157826762186963E-5</text:p>
          </table:table-cell>
          <table:table-cell office:value-type="string" calcext:value-type="string">
            <text:p>8.339825206903551E-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Marco Aurelio Torres Rodrigu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920925179100553E-6</text:p>
          </table:table-cell>
          <table:table-cell office:value-type="string" calcext:value-type="string">
            <text:p>9.169498686723948E-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Marcos Cesar Danhoni Nev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841850358201106E-6</text:p>
          </table:table-cell>
          <table:table-cell office:value-type="string" calcext:value-type="string">
            <text:p>0.001017432298825784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Marcos Gervanio de Azevedo Mel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7894566905467407E-6</text:p>
          </table:table-cell>
          <table:table-cell office:value-type="string" calcext:value-type="string">
            <text:p>8.196860064944306E-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Marcos Me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9.212015430791378E-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Maria Cristina do Amaral Morei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9.212015430791378E-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Maria Luisa Cervi Uz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Marilia Bazan Blan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Marines Matter de Souz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973641726366851E-7</text:p>
          </table:table-cell>
          <table:table-cell office:value-type="string" calcext:value-type="string">
            <text:p>8.153458330944899E-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aritana Faria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Mateus Lorenz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730401862476326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teus Moreira Bue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710039860562493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auro Andre Barbosa Cunh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4706192233635E-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Mauro Fernando Ferr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93919158194571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Monalize Salete Mo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43410431591713E-7</text:p>
          </table:table-cell>
          <table:table-cell office:value-type="string" calcext:value-type="string">
            <text:p>5.971410736992723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Monica da Silva Gall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710381869647294E-5</text:p>
          </table:table-cell>
          <table:table-cell office:value-type="string" calcext:value-type="string">
            <text:p>9.304838537767268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Monica Daiana de Paula Peter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7434104315917127E-5</text:p>
          </table:table-cell>
          <table:table-cell office:value-type="string" calcext:value-type="string">
            <text:p>0.00106520346915911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Naiara Dal Mol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497380386259156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Patricia Braga Lovat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3245472421222837E-7</text:p>
          </table:table-cell>
          <table:table-cell office:value-type="string" calcext:value-type="string">
            <text:p>6.460878034947556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Patricia Marques dos Santo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9991106282251634E-5</text:p>
          </table:table-cell>
          <table:table-cell office:value-type="string" calcext:value-type="string">
            <text:p>7.599081272914805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Patrick Alves Vizzot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762574878403853E-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Pedro Bo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947283452733704E-7</text:p>
          </table:table-cell>
          <table:table-cell office:value-type="string" calcext:value-type="string">
            <text:p>3.267585755220092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Rafael de Souza Velasc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40774604228398E-5</text:p>
          </table:table-cell>
          <table:table-cell office:value-type="string" calcext:value-type="string">
            <text:p>0.001010333217328093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Rafael Hansen Quinsan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Rafael Midug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920925179100553E-6</text:p>
          </table:table-cell>
          <table:table-cell office:value-type="string" calcext:value-type="string">
            <text:p>8.968392446071872E-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Rafael Montoit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671005899003537E-6</text:p>
          </table:table-cell>
          <table:table-cell office:value-type="string" calcext:value-type="string">
            <text:p>6.858031184998643E-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Regina Barwal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947283452733703E-6</text:p>
          </table:table-cell>
          <table:table-cell office:value-type="string" calcext:value-type="string">
            <text:p>9.263053491564532E-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Regina da Silva Borb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947283452733703E-6</text:p>
          </table:table-cell>
          <table:table-cell office:value-type="string" calcext:value-type="string">
            <text:p>9.263053491564532E-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Renata Lacerda Cald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894566905467407E-6</text:p>
          </table:table-cell>
          <table:table-cell office:value-type="string" calcext:value-type="string">
            <text:p>8.69650353268731E-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Rita Helena Moreira Seix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131468488553814E-4</text:p>
          </table:table-cell>
          <table:table-cell office:value-type="string" calcext:value-type="string">
            <text:p>8.530775347541321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Roberto Trenti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9991106282251634E-5</text:p>
          </table:table-cell>
          <table:table-cell office:value-type="string" calcext:value-type="string">
            <text:p>7.599081272914805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Rodolfo Migon Favare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Roger Toscan Spagnol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460462589550276E-6</text:p>
          </table:table-cell>
          <table:table-cell office:value-type="string" calcext:value-type="string">
            <text:p>8.165042834579369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Rosangela Silveira Rodrigu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11584696047806E-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Roseane Amorim da Silv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947283452733703E-6</text:p>
          </table:table-cell>
          <table:table-cell office:value-type="string" calcext:value-type="string">
            <text:p>9.263053491564532E-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Roselaine Ruviaro Zanin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412548386439405E-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Samir Dessbesel Ferrei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841850358201106E-6</text:p>
          </table:table-cell>
          <table:table-cell office:value-type="string" calcext:value-type="string">
            <text:p>0.00101743229882578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Samuel Tadeu Toni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7894566905467407E-6</text:p>
          </table:table-cell>
          <table:table-cell office:value-type="string" calcext:value-type="string">
            <text:p>8.036930567641114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Sandro Cesar Silveira Juc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21022042984133E-5</text:p>
          </table:table-cell>
          <table:table-cell office:value-type="string" calcext:value-type="string">
            <text:p>9.17702658207274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Sebastiao Cicero Pinheiro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Sergio Almeida Migowsk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920925179100553E-6</text:p>
          </table:table-cell>
          <table:table-cell office:value-type="string" calcext:value-type="string">
            <text:p>0.00100705996284346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Sergio Luiz Ferreira de Figueire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9.212015430791378E-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Sidney Lopes Sanchez Juni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Silvani Lopes Li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73641726366852E-7</text:p>
          </table:table-cell>
          <table:table-cell office:value-type="string" calcext:value-type="string">
            <text:p>9.212015430791378E-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Simone Rodrigues Ferrei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31019104990087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Stefan Vilges de Oliveir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578913381093481E-6</text:p>
          </table:table-cell>
          <table:table-cell office:value-type="string" calcext:value-type="string">
            <text:p>9.965902847318612E-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Stela Maris Meister Meir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4784120459897726E-4</text:p>
          </table:table-cell>
          <table:table-cell office:value-type="string" calcext:value-type="string">
            <text:p>9.318002623650933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Tanise Paula Novel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76402962321758E-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Tiago Pedo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.368370071640221E-5</text:p>
          </table:table-cell>
          <table:table-cell office:value-type="string" calcext:value-type="string">
            <text:p>0.001021833843717269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Tiago Zanatta Aumond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.368370071640221E-5</text:p>
          </table:table-cell>
          <table:table-cell office:value-type="string" calcext:value-type="string">
            <text:p>0.0010218338437172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Valderez Marina do Rosario Lim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710381869647294E-5</text:p>
          </table:table-cell>
          <table:table-cell office:value-type="string" calcext:value-type="string">
            <text:p>9.610845533603649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Vandreia Ricobom Teixei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6548580029828634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Vanessa Dummer Marqu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894566905467407E-6</text:p>
          </table:table-cell>
          <table:table-cell office:value-type="string" calcext:value-type="string">
            <text:p>8.696503532687312E-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Vanessa Ribeiro Pestana Bau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105110214920663E-5</text:p>
          </table:table-cell>
          <table:table-cell office:value-type="string" calcext:value-type="string">
            <text:p>7.987162998632393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Vanilde Bisogn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947283452733703E-6</text:p>
          </table:table-cell>
          <table:table-cell office:value-type="string" calcext:value-type="string">
            <text:p>9.263053491564532E-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Vinicius Marti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Virginia de Oliveira Sou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4353723756625E-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Walter Romeu Bicca Junio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4868208631834256E-6</text:p>
          </table:table-cell>
          <table:table-cell office:value-type="string" calcext:value-type="string">
            <text:p>8.480795384902501E-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Wander Gustavo Boter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920925179100553E-5</text:p>
          </table:table-cell>
          <table:table-cell office:value-type="string" calcext:value-type="string">
            <text:p>9.913369093353806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Wemerson Castro Oliveir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2552555107460332E-5</text:p>
          </table:table-cell>
          <table:table-cell office:value-type="string" calcext:value-type="string">
            <text:p>0.00103158489376362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Yuri Mariano Carvalh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Zulma Elizabete de Freitas Madrug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894566905467407E-6</text:p>
          </table:table-cell>
          <table:table-cell office:value-type="string" calcext:value-type="string">
            <text:p>0.001008108627581962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lgisa Peixoto Rib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lton Masalu Oza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auto Cavalcante Menez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elia Souza de L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elio Zeca Mussal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73705441331841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emir de Souza Pe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ilson Barbosa Cardoz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865764831195016E-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riana Baptista de Sou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riana Coutinho de Azevedo Guimara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riana da Silva Fon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riana de Fatima Fer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82298078593527E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riana de Oliveira Afons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riana Goncalves da Silva Manett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4540412705594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riana Goncalves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riana Magedan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34123714466011E-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riana Mocelim de Souza Li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riane Carrilho Esperanca Verg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641486002412544E-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riane dal B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34640936599273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riano Barreira de Andra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503066549348739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riano Maltezo da Roch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rielly Aparecida de Oliv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ilton Paulo de Oliveira Juni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ires Carpinter Mo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ana Brandelero Por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ana Nunes Cente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986312307741385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berto d'Avila Coel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berto Fontanella Brighen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55778911694046E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boni Marisa Dudeque Pianovski Vi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cemir Nabir Kow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55778911694046E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da Leila Santos Bald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82511678218526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ldo Nascimento Pon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essandra Blan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lessandra de Souza Avi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37911384316969E-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ssandra Santos de As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essandro Ferreira Al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essandro L. A. Soa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x Antunes Mend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50351625107739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ex Bortonc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ex Sandro Mora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exandra Ferreira Martins Rib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exandra Fol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exandra Garcia Mascarenh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41871078766697E-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lexandra Goede de Souz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lexandra Moraes Mai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exandre Carriconde Marq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lexandre da Silva de Pau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xandre Jesus da Silva Macha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898985524213632E-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xandre Kerson de Abre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lexandre Oliveir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lexandre Pitol Bo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lice Mirane Malta Carrij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02635168626629E-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ice Pisani An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ida Rinara Souza Mora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line Araujo do Car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line Batista de Sou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159144377739374E-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ine Brum Argen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734196415393124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ine Cardoso de Oliveira Mace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78055480405526E-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ine Cristina Paulakos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561976806024485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line da Silva Bizolat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ine Grunewald Niche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ine Joana Rolina Wohlmuth Alve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line Nu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line Picoli S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717108188520975E-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ine Zanquett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07856963604568E-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liny de Alcantara Missi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llynne Avylla Alv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06E-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manda Christina Fink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07856963604568E-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manda da Fonseca Borg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936840275535547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manda Fabres Oliveira Radun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79334936837619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manda Marreiro Barbos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76641467878393E-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manda Menezes Medei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manda Radmann Bergma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manda Raquel Biz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02213834216115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milcar Cardoso Vilaca Freita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06E-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na Aparecida Bandini Ro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a Carolyne de Oliveira Card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886006881472487E-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na Clarissa Matte Zanard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a Claudia Rodrigues de L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a Kupkov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a Lidia Soares Co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a Lis Pimentel Brilhant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na Lucia Olivo Rosas Mo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na Lucia Per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a Luiza No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na Maria Cardoso Luce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na Maria Gel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34123714466011E-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na Marli Buleg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a Paula Barbosa Mart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na Paula Batista Arau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a Paula de Araujo Cun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na Paula de Oliveira Amor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na Paula de Souza Pi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17176526973708E-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a Paula de Souza Vo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na Paula Goulart Bon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7672232451529135E-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na Paula Machado Vel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na Paula Venturini Demun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nabel Cardoso Raici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astacia Lotterm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nderson E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nderson Garcia Sil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nderson Savio de Medeiros Simo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nderson Thiago Monteiro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ndre Assis Pir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ndre Camargo Oliv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837081019713221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ndre Koch Torres As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dre Lima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dre Luis Pe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ndre Luiz Kulkamp de Sou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17645347178479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ndre Martins Alvaren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9002006022024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ndre Pe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ndre Schoff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39152885881224E-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ndrea Cristina Costa de Frei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ndrea Cristina Konra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drei Z. Cavalh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dreia Ambrosio Accor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ndreia Correia Rodri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064127089420498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ndreia Medianeira Trindade Band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734196415393124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ndreia Modrzejewski Zucolo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ndressa Abreu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64275008191548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ndressa Araujo d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dressa Doman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drew Cremonini Bortol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3431954518627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ndreza Alves Gil Duart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ndreza dos Santos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ndreza Jackson de Vasconcel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ndria da Silva Pe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56768076793912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ndriel Souza Montag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50351625107739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ne Kelly dos Santos da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gela Dillmann Nunes Bic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ngelica Bend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17645347178479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ngelica Ribeiro Araujo Leonid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2886641508266E-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ngelica Schmitz Heinz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ita Regina Kerber Dini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06E-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nnie Rangel Kopanak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nselmo Camargo Basil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41871078766697E-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ntonia Clarycy Alves Barros Nojo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92888232719926E-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tonio Cardoso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91322192745055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tonio Carlos Bordim Cerv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684940605547986E-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ntonio Carlos Fras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681856314981165E-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tonio Carlos Magalha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tonio Francisco Ribeiro Alv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ntonio Inacio Andriol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79334936837619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ntonio Lima Ne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tonio Nunes de Oliv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ubis Graciela de Moraes Rosse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riel Cardoso da Sil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ielin Dobzinsk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rilmara Abade Band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rlem Atanazio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66151342144450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rleson Eduardo Monte Palma Lop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ssis F. de Castilh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ureane Cristina Teixeira Ferreira Cand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vanilde Kemczinsk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714453119114902E-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velino da Rosa Oliv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wdry Feisser Miquel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681856314981165E-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arbara Candido Bra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arbara Coiro Spess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arbara Nivalda Palhari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eatriz de Castro Magalha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eatriz Maria dos Santos Santiago Rib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357367237276573E-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eatriz Menega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eatriz Von Simony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67419349377657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enhur Schwartz Barbos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75123606441053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ento Sela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erenice Santi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ernard Assmann Ger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ernardo dos Santos Va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605510054492768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etina Pereira de Be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55778911694046E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ettina Steren dos San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69971690171567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ianca Carina Valen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ianca de Oliveira Martin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ianca Lazzaretti Mot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ianca Rodrigues de Pau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19104341503603E-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ianca Vasconcelos do Evangel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40474108711744E-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runa Alves Santa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runa Carla Rodrigu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runa Maki Utsunomiya Hoso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07856963604568E-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runa Maria Genuino Sou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runa Maria Prado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runa Ribeiro Vi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1E-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runa Rodrigues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runa Schoenher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2139492640287E-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runa Telmo Alvaren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9002006022024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uno Bon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55778911694046E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runo Chaves Alvez Ferna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4893157521652927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runo Duarte Sampa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runo Guilhermano Ferna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runo Lopes de Far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runo Muller Vi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4540412705595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runo Rafael Santos de Cerqu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runo Rodrigo Teix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margo Pompeo Vin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mila Garcia Sou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74078766531723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mila Gouvea Facu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07628198505475E-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mila Greff Pass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14628416819522E-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mila Maria Bandeira Scheunema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mila Muller Dallma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93970043689112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mila Muniz Melo Antune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mila Nobrega de Arauj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mila Pegora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496741994559703E-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ndida Elisa Manf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901580169674967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ndida Rosa Sturbel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920410313016004E-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rina Costa Estre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93825006335118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rla da Luz Zi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rla Fabiane Bonat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64275008191548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rla Jorge Macha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rla Maria Garlet de Pelegr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rla Melo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151546194634963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rla Rosane da Silva Mo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96903595151419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rla Shwengver ten Ca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rla Simone Pi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rlene Fonseca de Mora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839975144108799E-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rlise Patricia Pivet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rlos Alberto Casal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rlos Albert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rlos Eduardo da Silva Pedros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496741994559703E-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rlos Henrique Sales Mart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rlos Ian Bezerra de Me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rlos Mathi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rlos Maximiliano Dut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rlos Mendes Richt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4706192233635E-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rlos Roberto Waidem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rlos Silva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rlos Vinicius Rasch Al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55059815149123E-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rolina Conceicao P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rolina Ferna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roline Cardoso 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45203613415094E-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roline dos Santos Duar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roline Kruger Coral Go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714453119114902E-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roline Medeiros Martins de Almei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roline Oswal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605510054492768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roline Subira Pe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19416762278848E-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ssiana Hygino Macha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91267822930867E-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ssiane de Freitas Paixa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tiana de Fatima Veiga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ecilia Elenir dos Santos Roc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07343686260411E-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elia Maria Fernandes Nu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eline Natali Daronch Ton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eres Mari da Silva Meire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esar Valmor Rombal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437174769073242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harles Guidot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71467903599152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harles Leonardo Isra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harles Sidarta Machado Doming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hristianne de Faria Coelho Ravagna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hristiano Nogu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ibele Trindade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43830189687615E-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icera Carla do Nascimento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928428126185139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icero Coelho de Escob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indy Magda Araujo dos Santos Frei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laiton Luiz de Almeida Filh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07628198505475E-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larissa Coragem Balle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laudemir Silva Pau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laudia Battest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laudia Castro Brav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laudia Costa Cald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91267822930868E-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laudia Cristina Aguiar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laudia da Rosa Rom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laudia Mara Niqui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laudia Redecker Schwa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laudia Rejane Jacondino de Camp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laudia Rosana da Costa Cald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425584585812461E-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laudia Silva Est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laudiane Moreira Cos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audio Jose de Holanda Cavalcan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laudio Rejane da Silva Dant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40474108711744E-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laudio Tor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leber Silva e Sil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leide de Fatima Luncks de Almei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43228241574607E-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leverson Agueiro Carval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lodis Boscari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loris Freire Dor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lovis Airton Porto Gay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79155500764216E-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lovis Correa Buci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onrado Abreu Chag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07343686260411E-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remildo Riba Gouveia Di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73705441331841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ristian Cechi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58894887816064E-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ristiane Brauer Zaicov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049995853418405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ristiane Gularte Quint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ristiane Kelly Aquin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ristiane Pivat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ristiano Centeno Spec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16342251871272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ristiano Correa Fer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ristiano Dietrich Ferreir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3431954518628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ristiano Pole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ristiano S. Mace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ristiele Bergman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514730012352544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ristina Bohn Citol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ristina Copstein Cuchia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19390167970972E-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ristina de Oliveira Jo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55059815149123E-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ristina de Souza Dut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8713279247817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ristina Gaert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717108188520975E-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ristina Moreira Nu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ristina Zanella Rodrig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agnon da Silva Ribei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Daiana Luiza de S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Daiane Aparecida Krew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91267822930868E-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Daiane Carina Almeida Volk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91285157587035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aiane Tavares Bor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715444906400534E-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Daikelly Iglesias Braghiroll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Daisy Braga Souz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aize Duarte Sampa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alva de Souza Mino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andara Lorrayne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2886641508266E-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aniane Muni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444768504895416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aniel Abreu Goncal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696226753059076E-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Daniel Almeida Hecktheu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Daniel Daniel Gaspar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aniel das Chagas de Azevedo Rib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14628416819522E-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aniel Garcez Santos Quattrociocch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21371966873184E-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aniel Pedrosa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172279090665784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Daniel Vieira Essi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25319279631291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aniela Caetano Cardos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38899543089692E-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aniela da Costa Britto Pereira Li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aniela da Rocha Vitoria Krol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aniela Guerra Lun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aniela Simoes Lop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aniela Vieira Goular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aniele de Souza Barbosa Fogaca Re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07628198505474E-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Daniele Dobk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2579744600606607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aniele Fernandes da Silva Guimara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aniele Mendes Caldas Antu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58104852244836E-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Daniele Rodrigues Carvalho Calda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76641467878394E-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anielle Bonamin Flo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696226753059076E-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anielle Caroline Braatz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anielli Loren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375921084855536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anilo Castilh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437174769073242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anilo Rheinheimer dos Sant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Danilo Thoma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56768076793912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ario Munt de Mora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arlan de Castro Fari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2886641508266E-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Darlei Tac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472752980895037E-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avair Lopes Teix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avi da Cunha Mora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07628198505474E-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avi Henrique Rosskop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avi Santiago Aqui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avid Randerson Rodrigu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6757072049758255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bora Adriano Sampa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bora Amaral Taveira M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07343686260411E-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Debora Cristina Secch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25319279631291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ebora de Sales Fontoura da Silva Frant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67137051275363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ebora Luana Kur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8529623800535044E-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Debora Ortolan Fernand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ebora Santos de Andrade Dut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57652455739467E-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ebora Soares de Brito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eise Coelho de Souz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38899543089692E-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eise Teresinha Radmann Cun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34296181974228E-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eisi Maria Varg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eliane de Abreu Lehrbach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elmair Oliveira Magalhaes Luna Filh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maicon Schmidt Pe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96903595151419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emetrius S. Mart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nirio Itamar Lopes Marq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Denise Ana Augusta dos Santos Oliv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886006881472487E-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Denise de Melo Sote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Denise Fabiane Polon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enise Fonseca dos Santos Cu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Denise Kriedte da Cos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49445898115833E-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nise Oliv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06E-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Dhyovana Gue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iego Arantes Teixeira Pi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iego Augusto Sa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19390167970972E-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Diego Monteiro Go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iego Pias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01187358838597E-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iene Eire de M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ilcineia Correia da Silva Meneguell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91267822930867E-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ilson FEerreira Rib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Diogo Onofre Sou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801490517368771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Diogo Pereira Bezer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iogo Yuri Almei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ionara Teresinha Aragon Ase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15914437773937E-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ione Iara Silveira Kitzm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iovana Daugs Fort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Dirce Aparecida Foletto de Mora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irno Vilanova da Co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Diuliana Leand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56768076793912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ominique Jacob Fernandes de Assis Cast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57652455739467E-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Domitila Brzoskowski Chag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79155500764216E-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oralice Lobato de Oliveira Fis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orietson Braga Loi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717108188520975E-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ouglas Versuti Arantes Alvareng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rauzio Correia Gam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Durval Joao de Barba Juni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del Alexandre Silva Po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der Aparecido de Carval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dgar Mattarredo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dmilson Caetano Juni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dnei Santos de Alme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Eduarda Cristina Sant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06E-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duarda Kalena Kirsch de Ram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07856963604569E-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duarda Medran Rang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duarda Schmid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55778911694046E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Eduarda Vieira de Sou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Eduardo da Silva Firmi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92888232719926E-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duardo Fari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duardo Klein Carm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Eduardo Luis Konrat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Eduardo Ortiz And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Eduardo Silva de Mora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duardo Wal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195263117233687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dwin Vladimir Cardoza Galdame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laine dos Santos Pi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Elane da Silva Barb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lder da Silveira Latosin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8080607777964744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leazar Marinho de Freitas Luce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Elen da Rosa Silv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Elen Susana Inacio Bo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Eliana Claudia Mayumi Ishikaw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55074126588662E-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Eliana Kohler Kro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liane Aparecida Galva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liane Cristina Moreno de Pedr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Eliane Pereira Rago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Elias Antunes Aguia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Eliezer Moreira Pache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line Deccache Ma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Elis Rejane Heinemann Radma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Elisa Brum Prest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714453119114902E-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Elisabeth Regina Tempel Stump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12955689627145E-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Elisandro Ricardo Drechsler Santo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lisangela dos Santos Me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lisangela Mara Zanelat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579192181453242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lisiane Machado Lunar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lizabeth de Assis D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lizenda Sobreira Carvalho de Sou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Eloisa Elena Hasse de Sou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lsbeth Leia Spode B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lton Casado Fire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Emanuel Marques Queirog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58894887816064E-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Emanuela Garbin Martinazz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75123606441053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Emiterio da Rosa Ne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02635168626629E-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ndrigo Pino Pereira L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Eny Tosc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Erico Kunde Corr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Ernane Rosa Mart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stelio Henrique Martin Dant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Eva Lizety Rib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Evaldo da Conceicao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995948444289046E-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Evelin Cristina Marc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720471538771457E-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veline Tor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Everson Rodrigo Tat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73463242199106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zequiel Gueib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55074126588662E-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abiana Celente Monti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56111793423907E-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Fabiana Lorea Paganini St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Fabiana Mortimer Ama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Fabiana Paulet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73588705446873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Fabiane Aparecida Ugoski Volcan Sas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abiane Cristina Pereira Marcil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abiane de Oliveira Dornel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4309249091953996E-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Fabiane Fop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Fabiane Tais Muzar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abiani Franco de Al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734196415393124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abiano Peruzzo Schwart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Fabio Andre Sangiog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Fabio Clasen Cha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67775014879605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abio Daniel Tava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abio de Oliveira D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Fabio Luiz d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Fabio Mulazzani da Lu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49445898115833E-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Fabio Satoshi Higashikaw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42529311166339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abio Tel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abiola Aiub Sperot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58104852244836E-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Fabricia Holz Di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abricio Cesar de Paula Ravagna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Fabricio Gallo Cor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Fabricio Hartmann Bor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Fabricio Moraes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Fabricio Pelloso Piurcosk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Felipe Augusto dos Santos Mend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elipe Bier de Mel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elipe de Assuncao Oliv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76641467878393E-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Felipe Dorneles Zuli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elipe Nobrega Fer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Felipe Prado Nogu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elipe Veiga Ram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elipe Vitorio Rib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Felismina de Sousa Ne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001785324125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ernanda Antoniolo Hammes de Carval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ernanda Feijo Pouls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ernanda Figueira Marquez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ernanda Lucia Cardoso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ernanda Oliveira d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ernanda Osterma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ernanda Pizarro de Magalha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ernanda Rodrigues Po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8288447214351847E-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Fernanda Silva Martin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Fernanda Trombet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ernando Francisco Pe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Fernando Luis Hillebra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19390167970972E-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Fernando Rodrigues Montes D&amp;#039;O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ernando Rosado Spil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ernando Treptow Br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14628416819522E-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Filipe Grava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93825006335118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Filipe Selau Carl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75123606441053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Flavia Aparecida Reitz Cardo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Flavia Barbosa da Silva Dut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Flavia Helena Pe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Flavia Maria Teixeira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Flavia Monteiro de Barros Arauj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73497194529908E-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laviana dos Santos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2886641508266E-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Flavio Edney Macuglia Spanembe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lavio Luis Barbosa Nu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Franciane Maria Arald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ranciele de Souza Alv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39152885881224E-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Franciele Pires Ru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1975327434049454E-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ranciele S. Masie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rancielen Lima da Silv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75123606441053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Francieli Duarte Vieira Sartor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31666309194345E-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Francielle Silva Gard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Francineide Amorim Costa San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40474108711744E-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rancineuma Guedes Cand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78481744358304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Francis Silva de Almei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Francisca Cordelia Oliveira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Francisca Francilene Candido Azeve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rancisco Edevaldo Monte Bezer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rancisco Hedyleno Coelho Beze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66151342144450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rancisco Jose da Costa Co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Francisco Nunes dos Reis Juni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rancisco Sandro Rodrigues Hol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rancisco Vieira D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Francoaria Correa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Franklin Ferreira de Farias Nobreg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Gabriel Acyprest Maci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36031311066218E-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Gabriel Bar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43830189687615E-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abriel Barros da Cu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Gabriel Bittar Doming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Gabriel Borge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4540412705594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Gabriel de Oliveira Soa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769854541864805E-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Gabriel de Souza Ferr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995948444289046E-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Gabriel Debarba Baro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31013694487008E-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Gabriel Rodrigues de Cast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19390167970972E-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Gabriel Schwendler Soa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Gabriela Alves de Arauj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Gabriela Borba Silv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Gabriela Bos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Gabriela Clemente Brito Saldanh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92888232719926E-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Gabriela Santos Le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19390167970972E-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Gabriela Soares Traver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2438501375663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Gabrielle Louize Lopes Estev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08E-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elcemar Oliveira Fari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Georgina Helena Lima Nu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34296181974228E-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Geraldo Fernando Goncalves de Frei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Geraldo Treme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2139492640286E-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Gessica da Silva Assi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17176526973708E-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iandra Anceski Batagl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702927018027183E-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Giane Correi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19416762278848E-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Giann Mendes Rib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Gicele de Oliveira Karini da Cu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ilfredo Ren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ilvane de Lima Arauj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iordano Gelain Cont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3431954518627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Girlane Maria Ferreira Flori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Gisela Lange do Ama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96903595151419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isele Dhe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Gisele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Gisele Silva de Sou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56768076793912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Gislaine Camila Lapasini Le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iullia dos Anj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Giusepe Stefan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195263117233687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Glauce Agnes Balest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Glauce Portela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Glaucia da Rosa do Amaral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Glaucia Marc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78651888235081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Glaucus Vinicius Biasetto Rib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Gleidyane Novais Lop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1935495105919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Grayce Alencar Albuquerqu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Graziela Frainer Kno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Graziella Lage Oliv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Guaraci Vargas Gref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Guilherme Henrique Cordeiro Xavi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Guilherme Salgueiro Goul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31666309194345E-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Gunther Geh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02635168626629E-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Gustavo Adam Fra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Gustavo Haddad Souza Vi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Gustavo He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12418468651631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Gustavo Schiede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88212363719715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Guttenberg Sergistotanes Santos Fer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66151342144450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Helder Matheus Alves Fernan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Helen Rejane Silva Maciel Dio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Helena Bettin Fos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605510054492768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Helena Doe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elena Noronha Cu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160712169477114E-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Helenara Machado de Sou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Hellen Cristina Picanco Sim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Heloisa Has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Helvio Debli Casalin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Henrique dos Santos Oliv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34123714466011E-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Henrique Sanches Fran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4540412705595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Henriqueta Monalisa Fari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erik Wainer Franco Lim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39152885881224E-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Hiago Portella de Porte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Hiata Anderson Silva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57652455739467E-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Hilda Helena Sovierzos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Hiraldo Ser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Iara Souza Done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gor Radtke Bedero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Ilda Renata da Silva Agliar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44082484831511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Ileizi Luciana Fiorelli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82298078593527E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Iliane Muller Ot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Ilis Angela Wickboldt Manett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8713279247817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Ilma Passos Alencastro Vei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Ines Borges d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racilma da Silva Sampai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837081019713221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Ireni Marilene Zago Figueire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Isabel Cristina dos Santos Colom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Isabel Cristina Machado de L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Isabel Gomes Ay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Isabel Krey Garc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Isabella Dias Barbosa Silv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496741994559703E-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sadora Santos Decanini Marango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Isaias de Souza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798565110545755E-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Isaias Vitorino Batista de Almeid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3228499942212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Islaine Natalia Demet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Ismael de Li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34123714466011E-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Israel Freitas Me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Italo Gabriel Ne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Italo Kael Gilso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79334936837619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Itamar Luis Hamm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Iuri Lammel Marq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67137051275363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Iury de Almeida Accor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Ivan Renato Cardoso Krol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Ivan Ricardo Carvalh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3431954518628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van Wallan Tertulia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Ivone Vieira da Silv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Ivonete Medianeira Pi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655790622543201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Ivonne C. Sanch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Izabel Franca de L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Izauriane Rodrigues Jagas Nev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Jaciara Aurora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19104341503603E-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Jacinta Lourdes Weber Boursche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Jackson Fabio Preu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472752980895037E-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Jacqueline Ramos Machado Bra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Jacqueline Silva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82511678218526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Jailson Rodrigu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Jair Jonko Arau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Jakson Klint Mell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714453119114902E-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James Rocha Rodrigues de Me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Janaina Pereira Pretto Carles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Janainne Nunes Alv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Jander Luis Fernandes Mo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Jandre Correa Batis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91322192745055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Jandriza Lemes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45203613415094E-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Jane Barbosa Sant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Janete Cordeiro Lorenzo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Janete Dillmann de Pau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Janety Brunna Souza Oliv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Janice Rachell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Janilse Fernandes Nu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67137051275363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Janina Rocha de Oliveira e Silv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Janine Bendorovicz Trevis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Janisson Batista de Jes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Jaqueline de Lima Kssesins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Jaqueline Dickel Bilh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Jaqueline Luiza Kl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440137909123805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Jaqueline Marin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Jayne Duar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444768504895416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Jean Karlo Acosta Mendon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Jean Paixao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2886641508266E-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Jeane Cristina Gomes Rot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Jeferson Takeo Padoan Sek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Jeirla Alves Mont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828648530472734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Jenifer Andrade de Ma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30872113775113E-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Jesiane de Freitas Pe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9269248971097788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Jessica de Carvalho Lei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2886641508266E-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Jessica Hensing Nil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Jessika de Sousa Rib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Jhonatas da Silva Nu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Jian Marcel Zimmerma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Jildonei Lazzaret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Jimena Pereira Rodrigues Kirchner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Joao Antonio Neves Allem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Joao Antonio Pinto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Joao Batista da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445937208283786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Joao Batista dos Santos Juni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67419349377657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Joao Batista Siqueira Har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Joao Bernardes Rocha Fil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98268236515684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Joao Carlos Tavares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659882268982281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Joao Coelho Ne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Joao Henrique Barbosa da Silv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3228499942212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Joao Ladislau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262773337721646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Joao Luiz da Silva Vendrusc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870915744604143E-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Joao Manoel de Sousa Pe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Joao Pedro Silva Go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36031311066218E-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Joao Roberto Pimente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3431954518627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Joao Roger de Souza Sas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Joessane de Freitas Schmid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Joilson Guimaraes Almeida Juni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Jonas Baron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95142551359318E-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Jonas Cardona Venturi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Jonas Cegelka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Jonas Linzmey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Jonata Metin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983713369419814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Jonatas Inacio de Frei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Jonatas Matthies Roschi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Jonathan Henriques do Ama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Jones Fiegenba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Jonilto Costa Sou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Jorge Bot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Jorge da Luz Ma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Josaphat Soares Ne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Jose Ademir Damasceno Juni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001785324125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Jose Antonio Bicca Rib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41085912946373E-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Jose Antonio Dias d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50944628402043E-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Jose Antonio Weykamp da Cru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93825006335118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Jose Carlos Pereira Nogu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Jose Domingos Meira Truyl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44082484831511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Jose dos Santos Macha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Jose Ednesio da Cruz Frei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Jose Edvar Monteiro Juni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Jose Gerardo Carnei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Jose Gleison Alves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670112830683848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Jose Luiz Lopes Itturi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41871078766697E-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Jose Mabel Pereira Lopes das Ne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6837199281357885E-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Jose Mauro Matheus Lour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Jose Rayan Eraldo Souza Arauj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3228499942212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Jose Thyago Aires Sou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3228499942212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Jose Wally Mendonca Menez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Joseany Rodrigues Cru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Josefa Taciane Oliveira Sou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0945576929627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Joseti Rodrigues Manz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86720902578182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Josiane da Rocha Silva Ferra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82072140690342E-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Josiane Freitas Chi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67775014879605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Josiane Marcia Bianch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022138342161144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Josiel Lopes Valada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Josiellen Kelly Cardoso de Sous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76641467878393E-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Josimara Cristina de Carvalho Oliv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837081019713221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Josue Batista Mo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60474640846492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Josue Mich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Josuel Bel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Jucelino Cort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46488663150579E-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Jucileia dos Santos Arauj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76641467878394E-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Julia Favarett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06E-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Julia Grasiela Thies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4099881741858602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Julia Nilsson Stro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90493050377781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Julia Portel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39152885881224E-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Julia Sa Brito Marti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Juliana Aquino Macha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98268236515684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Juliana Bezerra dos San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Juliana Catarine Barbosa d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717108188520975E-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Juliana Diel de Arru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41085912946373E-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Juliana Martellet Jo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8529623800535044E-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Juliana Nogueira Pontes Nob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Juliana Schmitt de Nonoh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07628198505474E-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Juliane Cristine Dias de Barros Jankows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Juliane Nicolodi Came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39152885881224E-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Juliano Cavalcan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42440721800465E-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Juliao Freitas Martin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2579744600606607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Julio Cesar Bresolin Marin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Julio Xandro He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Junior Almei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39152885881224E-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Juscineia Santos Delfi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Karen Anderson Araujo Bat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425584585812461E-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Karina Machado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19390167970972E-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Karine de Freitas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Kariston Per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714453119114902E-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Karlene Tatiana Koll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91285157587035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Karoline Santos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Katia Arca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64275008191548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Katia Castag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Katia Gomes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Katia Helena Lipp Nissin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Keith Brazend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Kelen Daiane Zanin e Elina Bastos Camara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064127089420498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Keli Adriana Campos Goncalve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Kellen Oliveira de Freit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Kelly Ribeiro Amich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Kennedy Santos Gonzag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1935495105919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Khyson Gomes Abre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1935495105919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Klenide Borges Santa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837081019713221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Krischina Singer Aplevic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Kristiany Mariely Bend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02213834216115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Lafaiete Teixeira Pereira Erkman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Laila Andrade Sturm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Laisa Cristina Martins de Sou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Lanes Beatriz Acosta Jaque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3431954518627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Lara Kalkmann Goula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99745321500775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Lara Ronise de Negreiros Pinto Scipia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001785324125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Larissa Bolfoni Schmi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arissa Loeben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4540412705594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Larissa Zanetti The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arissia Candido Cardos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atoia Eduarda Maltzah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500424118466931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aura Mageste de Me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34123714466011E-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Laurett de Brum Mackmi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91267822930868E-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Lauri Lourenco Radunz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92609071911066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Lavinia Kelly de Sa Leitao Vare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Laynara dos Reis Santos Zont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4468005413705974E-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ea da Cruz Fagu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902752147498661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Leandro Campe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Leandro da Rosa Maci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514730012352544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Leandro de Andrades Camp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0945576929627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Leandro Lamp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Leidiane Zing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Lelio dos Santos Falca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Lenita Leite de Oliveira Ferna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73497194529908E-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Leo Rufa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55778911694046E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Leonardo Betemps Kont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91322192745055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Leonardo Cardozo Vi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Leonardo de Oliveira Ne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Leonardo Fantin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Leonardo Lui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561976806024485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Leonardo Missiagg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Leonardo Oliboni do Ama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Leonardo Severo da Cos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626485211059296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Leticia Azambuja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Leticia Barao Medeir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75123606441053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Leticia Costa Amorim da Trindad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17176526973708E-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Leticia da Silva Vitori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21371966873184E-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Leticia Dayanna Ferreira de Me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Leticia de Queiroz Maffe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717108188520975E-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Leticia do P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Leticia Ferreira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1E-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Leticia Goncalves Borin M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Leticia Leal Mor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Leticia Nunes Bierhal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81898300749672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Leticia Ramon de Medeir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91267822930868E-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Leticia Tybur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42440721800465E-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Lia Silveira Reini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376751684529615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Liana da Silva Ferna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Liane Serra da R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1975327434049454E-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Lidiane Bed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Lidiane Paziani Lan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Lidiane Schmalfuss Valada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Ligia Maria Avila Chiarel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Lilian Barbosa Goncal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Lilian Medeiros Ribei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66204136412418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Lilian Natani Rosa d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15900648768313E-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Liliane Novelin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936840275535547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Liliane Silva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Liliane Vargas Sampaio Fer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Lillian Franciele Silva Fer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Liriana Lacerda Fonsec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75123606441053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Lisiane Correa Gomes Silv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Livia Argoud Louren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496741994559703E-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Lorena Alves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38899543089692E-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Lorena de Oliveira Tor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Loreni Lucia Pasquetti Ortol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892874267203666E-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urdes Aparecida da Lu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Luana Anton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Luana Olczyk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Luana Parcianel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Lucas dos Santos Co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Lucas Duarte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Lucas Fuh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64275008191548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Lucas Montei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983713369419814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Lucas Peres Guimara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58894887816066E-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Lucas Vani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Lucia Helena Costa Bra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Lucia Isabel da Conceicao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Lucia Maria Blois Velle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Lucia Salengue Sob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Luciana Cunh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Luciana Milcar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14628416819522E-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uciane Coutinho de Azeve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Luciane Machado de Macha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40474108711744E-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Luciane Rosa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734196415393124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Luciane Sironi Far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Luciano de Souza Carval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Luciano Jose Crochem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uciano Juche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17957719732399E-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Lucian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Luciano Sant&amp;#039;Ana Ag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Lucilea Silva dos Rei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Lucimara And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Lucio Jorge Hamm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Lucken Bueno Luc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Lucy Aparecida Gutierrez de Alcanta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299643774484338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Luis Andres Casti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Luis Artur Borges Pe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Luis Gustavo da Conceicao Gale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Luis Manuel Borges Gouve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uis Roberto da Silva Lam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95142551359318E-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Luiz Caldeira Brant de Tolentino Ne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Luiz Carlos Aires de Mace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07343686260411E-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Luiz Carlos Leite Juni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67419349377657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Luiz Claudio Fernan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Luiz Eduardo Souza Muni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1935495105919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Luiz Fernando Batista Loj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Luiz Fernando Freitas Gutier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Luiz Guilherme Lucho de Arau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Luiz Gustavo Santos Migue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1E-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Luiz Henrique Ferraz Pe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Luiz Henrique Neves Pache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Luiz Pedro da Silva Seab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Luiz Ricardo Nakamu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Luiz Roberto Lima Barbo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07343686260411E-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Luiza Maria Sousa Nun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Luiza Rodriguez Doer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Luiza Stertz Teix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Luize Castro Gar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8902878142143926E-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Magali Ines Pess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51256760089323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Maicon Mateus de Medeiros Sa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995948444289045E-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Mairton Cavalcante Rome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66151342144450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Malena Gomes Mart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Manoel Bandeira de Albuquerqu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3228499942212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Manuel Duarte Joao P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Manuela Boucinha Rodri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Mara Sirlei Lemos Pe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Marcel Jardim Ama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Marcel Thiago Damasceno Ribei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Marcela Figueiredo da Silveira Arauj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82072140690342E-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Marcelio Adriano Dio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Marcelo Alberto El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Marcelo D&amp;#039;Aquino Ros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Marcelo da Rocha Nu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Marcelo dos Santos Coutinh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4706192233635E-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Marcelo Dutra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Marcelo Felix Alon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Marcelo Gomes Alexand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Marcelo Henrique Freitas Saraiva Guer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92888232719926E-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Marcelo Moller Al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Marcelo Moraes Galar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Marcelo Mor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93825006335118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Marcelo Peske Hartwi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Marcelo Soares Ocho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Marcelo Valer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Marcia Aparecida Honorio Pinaf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098478266532345E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Marcia Brandao Rodrigues Aguil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6220852670653113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arcia Dos Santos Porto da Silv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Marcia Gorett Ribeiro Gro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Marcia Jussara Hepp Rehfeld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Marcia Miller G. de Pin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Marcia Regina Kamin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Marcia Rejania Lemos de Sou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82298078593527E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Marcia Viaro Flo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717108188520975E-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Marcial Carcam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12955689627145E-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Marciele Scho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Marcielly Dayanne Gomes Fer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Marcilene de Assis Alves Arau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Marcineuza Santos de Jes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Marcio Francisco Denzer Krug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Marcio Waltzer Ti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46794320545694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Marco Antonio Camillo de Carvalh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Marco Antonio Mo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015167196089335E-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Marco Antonio Pereira Teix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Marco Aurelio de Freitas Foga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Marconi Silva Miran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Marcos Alexandre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Marcos Antonio Ar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Marcos Casagran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496741994559703E-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Marcos Giovane de Quevedo Rij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Marcos Paulo Linzmey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Marcos Rogerio Kreut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rcos Rogerio Martins Co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arcos Vinicios Lu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Marcus Seraf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Marcus Vinicius de Azevedo Bas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902752147498661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Marcus Vinicius Pe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Maria Amalia Almeida Cun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Maria Amalia Cun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Maria Angelica Lemos Gonza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aria Beatriz Dias da Silva Maia Po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Maria Cecilia Pereira Santaro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07343686260411E-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Maria Clara Guimaraes Pedro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641486002412544E-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Maria Cleide da Silva Barros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9284477015268663E-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Maria Cristina Szczesny de Freit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25596767264188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Maria das Gracas Cleoph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Maria das Gracas J. M. Tomaze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Maria de Fatima Baldez Rodri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15914437773937E-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aria de Fatima Nascimento Urr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15900648768313E-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Maria Delmina Pi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832166310782584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Maria Eduarda Alvarenga de Godo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Maria Eduarda Comasset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714453119114902E-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Maria Eduarda Leao Dut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1E-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Maria Egle Cordeiro Set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Maria Elena Tobolski Prasnis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69971690171567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Maria Francysnalda Oliveira Dou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Maria Helena Andrad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445937208283786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Maria Helena Machado de Mora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61867362105123E-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Maria Helena Martin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ria Jose Costa dos Sa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001785324125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aria Jose Magalhaes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86720902578182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Maria Laura Rosa e Roy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Maria Lucia Castagna Wortm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Maria Luiza Tavares Fer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Maria Manuel Nascim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Maria Oleigna Fazolin Torqua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098478266532345E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Maria Raquel Caet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Maria Rute Depoi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Maria Teresinha Xavier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015167196089335E-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Maria Zeloi Bueno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Mariana Costa Louren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Mariana da Silva Cardos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Mariana Jantsch de Sou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Mariane Coelho Ama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ariangela de Souza Damasce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Mariele Santayana de Sou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Marilete Aparecida Willeman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Marilia Michalski de Pier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Marilia Rosalia Cordeiro Antas de Sou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Marilton Sanchotene de Agui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6957759705478647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Mariluci Dias Cambui de Me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323030234816453E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Marina Fari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375921084855536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Marina Jung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2139492640287E-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Marina Lucia Evangelis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39152885881224E-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Marines Gar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Mario Cezar Amorim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Mario Leonardo Boess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Mario Renato Azeve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Marla Cristina da Silva Sope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Marli Bueno Boni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arlon Heitor Kunst Valentin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4540412705594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arly Kruger de Pes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Mateus Costa Batist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3228499942212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Mateus Souza dos Sa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Matheus de Lima Rufi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atheus Falcao Santos Marin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Matheus Goncalves Crochem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Matheus Matos Nascimen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atheus Monteir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Matheus Pilotto Figueire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4706192233635E-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atheus Santin Padil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Mauricio Albertoni Scario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92609071911066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Mauricio Costa Cab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Mauricio Horbach Barbos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3431954518627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Mauricio Ramos Lut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44082484831511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Mauro Dinael Beilfuss Bart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Maximiliano Kru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Maxwell de Paula Cavalc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641486002412544E-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Mayara Becker Oliveira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659882268982281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Mayara Maria Lima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82072140690342E-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Mayara Wojciechowski Colomb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Maylta dos Anj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58894887816066E-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Meclina Sandra Rafael Vinjunj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73705441331841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Meirelis Corin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639706369977189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Melicia de Sou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Melissa Heber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299643774484338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Melody Harmony Bezerra da Co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Michael Alexander Schweitzer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Michael Beet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Michel Mend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73588705446873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Michele de Almeida Schimid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37911384316969E-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Michelle Silveira Vilanova Cos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61431442115996E-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Michelsch Joao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64275008191548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Mikeias Santo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ilena Carolina Santos Mangu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66151342144450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Milena Vieira Dias do Sa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07628198505475E-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Milla Caroline Gom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10489236631026E-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Milton Souza Ribeiro Milt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941222462331525E-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Mirele Sanches Fernan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159144377739374E-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Miria Dantas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Miriam Anders Ap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Miriam Ines March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579192181453242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Mirian Patricia Castro Pereira Paixa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Monia Taina Cambruzzi Coutin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Monica Strege Medi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73463242199106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Nadia Cristina Valent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Najela Tavares Uji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Nallyjia Mayumi Tavares Uji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Natalia Fabiana Lima de Queiro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Natalia Raquel Silva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Natalia Silveira Antun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714453119114902E-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Natanael Rodrigo Xavi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66204136412418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Nathalia Lanchin Barrei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17176526973708E-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Nathalie Tissot Boiask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2997470725974E-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Nathana Isabel Mattos Serr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Nei Carlos de Mo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Nei Fernandes Lop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Neiva Lilian Ferreira Orti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Neli Teresinha Galarce Macha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Nestor Brem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Neuza Maria Cavalheiro Zenatt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837081019713221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Nilo Ota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Nilson Sergio Peres Stah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Norton Victor Sampai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74078766531723E-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Octavio Jose Santos Sant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756620291584455E-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Olga Maria Pe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Omar Arafat Kdudsi Khal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Onorato Jonas Fagherazz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Oscar Mitsuo Yamashit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Osmar de Souza e Silva Juni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941222462331525E-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Otavio Guerson Rodrigues de Angel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798565110545755E-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Pablo Francisco Benitez Bara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Paloma Almeida Ar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486249981167687E-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Paloma Luiza Lebron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34123714466011E-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Pamela Caroline de Souza Foss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Paola Naiara Con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Patricia Amelia Olano Morgant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29030797811939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Patricia de Oliveira Branquinho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Patricia Goulart Cavalhei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717108188520975E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Patricia Helena Lucas Prank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Patricia Ignac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Patricia J. Thyss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Patricia Matos Scheu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Patricia Mussi Escobar Iriondo Ot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Patricia Paiva Carvalh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38899543089692E-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Paula Correa Hen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Paula da Lu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2139492640286E-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Paula Garcia L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29889983232316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Paula Maria Catari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Paula Maria Machado Cruz Catar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66151342144450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Paula Patricia Barbosa Ventu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828648530472734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Paula Regina Costa Ribei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Paula Sofia Teixeira Nu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Paulo Giovane Aparecido Lem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Paulo Henrique de Almeida Cartax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1935495105919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Paulo Henrique Macedo Lem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Paulo Jose Menegas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Paulo Passagli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Paulo Ricardo Boesch Juni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Paulo Roberto Pelufo Fos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Paulo S. Schnei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Paulo Sergio Cale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Paulo Tadeu Campos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Paulo Victor Coutinho Vi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61431442115996E-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edro Dornel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40474108711744E-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Pedro dos Santos Portugal Juni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Pedro Henrique Benede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31013694487008E-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Pedro Henrique Dangui Bellar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Pedro Hermano Menezes de Vasconcel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Pedro Kaltba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17645347178479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Pedro Sanch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Pedro Yan Alexandre Barbosa Kenned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Philippe Braga Mora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986312307741385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Poliany Silva Roch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Pollyana Stefanello Gand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Priscila Juliana d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Priscila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Priscila Nunes Pa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696226753059076E-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Rabechlt Stange Almei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55778911694046E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Rafael B. Zort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Rafael Dal Bosco Ducatt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92609071911066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Rafael Falcao Brey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Rafael Fernandes e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Rafael Gustavo Ferreira Moral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718940874363522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Rafael Kop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Rafael Leitzke Pe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8288447214351847E-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Rafael Otto Coel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Rafael Pasini Rov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Rafael Peter de L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Rafael Pia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Rafael Pivotto Bortolot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19390167970972E-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Rafael Ricardo Cant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42529311166339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Rafael Trindade Ma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Rafaela Alves de And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Rafaela Reis Machado Miran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2435492532766E-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Rafaele Rodrigues de Arauj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78546156683653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Raiza Caroline de Oliveira Le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2435492532766E-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Ramao Rogerio de Vargas Luca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79334936837619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Ramony Maria da Silva Reis Oliv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Raphael Alves Feit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Raquel Fio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Raquel Mila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Raquel Tusi Tamioss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49445898115833E-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Raul Sebastiao Co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Raul Teixeira de Mello Fil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Rayssa Guimaraes Caldoncelli Franc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17176526973708E-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Regiane Cristina Tona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Regina Felix Ferr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Reginaldo Almeida Andrad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Regis da Silva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Reinaldo Oliveira Menez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Rejane Padilha Que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46488663150579E-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Rejane Sperling Sell Mackedan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1975327434049454E-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Renan Antonio da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Renan Gabriel Conde Sant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784093377851E-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Renan Martinielli Goncalves Ro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995948444289046E-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Renata Abreu Rodrig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Renata Cristina Lopes Andra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Renata da Silva Peixo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15914437773937E-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Renata Gadoni Porto Fonse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Renata Imaculada Soares Pe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60474640846492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Renata Passos Machado Vi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661513421444503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Renata Sousa Resen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07139979818997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Renata Vieira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Renato Amorim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Renato Zanel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Rhaiana Inajara Lourenco Lop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714453119114902E-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Rheugma Ferraz Mor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38899543089692E-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Ricardo Adriano Felit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Ricardo Allebrand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55778911694046E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Ricardo Andrade Ca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4706192233635E-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Ricardo Andreas Sauerw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260802066918558E-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Ricardo Ferreira das Nev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Ricardo Gauc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Ricardo Matsumura de Arauj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58894887816064E-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Ricardo Peraca Toral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605510054492768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Rita de Cassia Grecco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981950127011532E-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Roana Barbara de Almeida Gouve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Roberia Nadia Araujo Nascim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Roberio Anastacio Ferr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Robert Reiziger de Melo Rodrig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Robert Weav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Roberta Carvalho Nobre Pala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29889983232316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Roberta de Oliveira Martins e Tiago de Avila Antu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Roberta Flores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Roberta Macedo Cioca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Roberta Pizzio Carn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Roberto Lilles Tavares Macha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46794320545694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Roberto Monte da Roc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Robson Celestino Meirel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Robson Lima Arru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Rochelande Felipe Rodrig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40474108711744E-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Rochele de Quadros Loguerc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Rodolfo Freire Maic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Rodrigo Cami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Rodrigo Cavasi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Rodrigo Corbellini Orland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39152885881224E-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Rodrigo da Costa Li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Rodrigo Dalla Vecch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64275008191548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Rodrigo Ferraz Ram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Rodrigo Franklin Froger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Rodrigo Grazinoli Garri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Rodrigo Klassen Fer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Rodrigo Nascimento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Rodrigo Pivoto Mulazza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Ronald dos Santos Merli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91267822930867E-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Ronaldo Rodrigues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onan da Silva Parreira Ga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oniere dos Santos Fenn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73588705446873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osa Maria Piccoli da Cunh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898985524213632E-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Rosa Maria Siqueira de Carvalho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Rosa Shizue Ab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Rosa Vasconce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Rosana Augustin d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Rosana Duarte Br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3253331165653503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Rosana Lopes da Silva Garc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Rosane Arag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Roseane Farias D'Avi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67775014879605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Roselei Aparecida Pauli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2139492640287E-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Rosemar Gomes Lem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Rosenilde Nogueira Pania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Rosiane da Silva Rodri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Rosiane de Mgalhaes Rombal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Rosilena Martins Pe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Rubia Flores Roman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4540412705594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Ruddy Alvaro Veliz Escaler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3431954518628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Rudolph dos Santos Gomes Per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Ruy Leite Berger Fil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Rychaellen Silva Bri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Sabrina de Souz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34296181974228E-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Sabrina Fer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Sabrina Hellwig Mul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Sabrina Manke Schwan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81898300749672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Sabrina Vizoll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07856963604569E-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Samanta Costa Calcag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Samantha Balles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Samara Cristina Rom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720471538771457E-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Samara Tolentino Cecconel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986312307741385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Samira Reis Coel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17176526973708E-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Samuel Francisco Hu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46922368114466E-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Sandra Aparecida de Oliveira e Sou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68789786561481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Sandra Cristina Martini Rostir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486249981167687E-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Sandra Francesca Conte de Almei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Sandra Levi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Sandra Maria Campos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Sandra Regina Gregor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357367237276573E-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Sandra Schmidt Teix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Sani de Carvalho Rutz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31666309194345E-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Sara da Silva Khal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Selcia Vanunzia Rodrigues de So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Sergio da Costa Nu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Sergio Roberto Kieling Fran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Sheila Chaiana Har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561976806024485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Sidinei Cruz Sobrin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8529623800535044E-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Silvana Cost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2886641508266E-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Silvana Graudenz Mul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Silvana Medei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78651888235081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Silvana Pires Silv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78651888235081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ilvani dos Santos Valen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Silvia de Castro Bertagnoll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Silvia Helena Virote de So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Silvia Regina Gran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Silvia Sonia Simo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Silvio Luiz Martins Bri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9269248971097788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Simone Beatriz Reckziegel Henck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90493050377781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Simone Carboni Garc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37911384316969E-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Simone Caterina Kapus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07628198505474E-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Simone Erotildes Teleginski Ferra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2997470725974E-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Simone Lucc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Simone Nasser Ma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55074126588662E-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Simone Pereira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717108188520975E-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Simone Portella Teixeira de Me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Simone Regina Alves de Freitas Barr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Simone Rocha da Ros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Simone Stul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Simone Teixeira de M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2731105499597163E-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Simone Vieira de As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Sionnarah Silva Oliv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76641467878394E-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Siumar Pedro Tiron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92609071911066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Solange Joanoni Vei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Solange Wagner Locatel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Soliete Ruzza Altenhofe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8E-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Solonildo Almeida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78481744358304E-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sonia cristina vermel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Stefane Menez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Suane Luiza de Oliveira Sal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76641467878393E-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Suelem Viana Mace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Suelen Braga de Andrade Kaltba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17645347178479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Suelen Carneiro de Medeir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Susana Beatris Oliveira Szewczy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Susana Lima de Queiroz Pontes de Arau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Suzan Almeida Fre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67775014879605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Suzana dos Santos Gom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Suzana Feldens Schwertn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437391752999366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Suzana Rosa de Sou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Sylvana Karla da Silva de Lem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Syntia Lemos Cotri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Taiane Custodio Soa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Taiane Dos Santos Kael Pin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714453119114902E-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Tainara Giovana Chaves de Varg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Taine Raisa Schneid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Tales Natan Freitas da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Tales Vilela Santei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38899543089692E-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Talita Kerst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51548424734098E-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Tanea Maria Bisognin Garl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Tangela Denise Perlebe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Tania Mara da Silva Vigori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898985524213632E-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Tania Maria Jose Aiello Vaisbe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Tania Maria Rodrigues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Tania Micheline Mioran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399745321500775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ania Zanatt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Tanice Cristina Korma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83759338575773E-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Tanise Cesar Font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Tatiana Comiot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714453119114902E-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Tatiana Vanesca Wa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Tatiane Barcellos Corr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3117537356555237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Teli Cristiane Brekowiec Krem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Teofilo Primo Silva Corre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4E-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Tereza Cristina Benevenutti Laute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Terezinha Valim Oliver Goncal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Thainan Tammy Tameira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Thais Borba Carnei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07628198505475E-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Thais Esmerio Piment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39152885881224E-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Thais Noble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56768076793912E-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Thais Ramos Vieg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691931990935698E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Thalia Aparecida Silva Maci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55778911694046E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Thamara Maria de Sou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Thamyres Karolyne Wirmo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67067382179578E-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Thaysi Castro Coelho Andra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503066549348739E-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Thelma Duarte Brandolt Bor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151546194634963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Theo Lahorgue Roscof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Thiago Duarte Rodrig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2435492532766E-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Thiago Vinicius Fer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Thonson Ferreira Co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10489236631026E-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Thuany Levandoski Jans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55778911694046E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Thuinie Medeiros Vilela Dar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Tiago Amador Taman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159144377739374E-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Tiago Barboza Sol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Tiago Machado da Co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Tiago Rodrigues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Tiago Vencato Mart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Tirzah D. Avila Silveira Cos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61431442115996E-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Toniclay Andrade Nogu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U. S. S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Uliane Macugl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V. N. Obad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Vagner Brasil Cos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17645347178479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Vagner Ribeiro Gai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19390167970972E-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Valeria Ciabot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Valeria Fernandes Nu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Valeria Li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58894887816066E-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Valeria Oliveira Ferr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34640936599273E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Valesca de Matos Duar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8713279247817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Valmir Elemar Zimmerma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Vanessa Correa da R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Vanessa Dantas Vi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Vanessa dos Santos Merlim Sarai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691267822930867E-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Vanessa Iansen Rodrig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Vanessa Maria Costa Bezerr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Vanessa Neumann Silv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92609071911066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Vania Bolzan Denar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211670981532761E-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Vania Dalla R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8656524582575674E-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Velinton de Aquino Neum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Verlani Timm Hin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641486002412544E-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Veronica Perius de Br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02635168626629E-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Vilmar Alves Pe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Vilson Antonio Rodrigues Bilha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Vinicius Guth Flo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Vinicius Jardel Szaresk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93431954518628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Vinicius Mateus Maccar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720471538771457E-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Vinicius Resende de Olivie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798565110545755E-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Vinicius Spanhol Bordign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Virginia Ostroski Sal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681856314981166E-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Vitor de Almeida Migu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Vitor Hugo Rodrigues Manz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Vitor Pani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41871078766697E-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Vitoria Crivellaro Sanchote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702927018027183E-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Vitoria Schiavon da Sil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Vitoria Schuller Siqu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Vivian Blodorn Frenz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696812176535292E-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Vivian Gemiliano Pi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Viviane Aquino Zitz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639532828371754E-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Viviane Barbosa de Souza Hu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46922368114466E-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Viviane Cristina Guimaraes Ram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372886641508266E-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Viviane Leite Dias de Mat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Viviane Mart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Viviane R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Viviane Schneider Rodri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Viviane Xavier de Araujo Cru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657821371601184E-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Volnei Paulet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792144264023178E-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Wagner Soares Ro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2681428956919466E-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Wallas Miranda Ferra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17176526973708E-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Walter Bic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Walter Esfrain Per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33228499942212E-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Wander Bote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67419349377657E-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Wellington Ferreira de Jes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Welthon de Souza Teoton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Wilkelly Alves de Li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William Junior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William Rubbioli Cordei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139152885881224E-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Willian Alves Garci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5E-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Willian Alves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40983231538849E-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Willian Dam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Willian dos Santos Ben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798565110545755E-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Willian Floriano Carvalho de Castr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592609071911068E-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Willian I. Sa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207856963604569E-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Willian Maciel Muni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Willian Rubira d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71467903599152E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Wilson Alves Colva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471789852555808E-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Wilson Honorato Araga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Wilson Leandro Krummenau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546488663150579E-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Wilton Petru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Yakime Brito Adria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Zaira Peres Cor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Zenaide Dias Teix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314526568370537E-4</text:p>
          </table:table-cell>
          <table:table-cell office:value-type="float" office:value="389" calcext:value-type="float">
            <text:p>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2:52.714838311</meta:creation-date>
    <dc:date>2023-12-28T09:57:00.100201981</dc:date>
    <meta:editing-duration>PT5M25S</meta:editing-duration>
    <meta:editing-cycles>2</meta:editing-cycles>
    <meta:generator>LibreOffice/7.3.7.2$Linux_X86_64 LibreOffice_project/30$Build-2</meta:generator>
    <meta:document-statistic meta:table-count="1" meta:cell-count="11865" meta:object-count="0"/>
  </office:meta>
</office:document-meta>
</file>